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20b" officeooo:paragraph-rsid="000a820b"/>
    </style:style>
    <style:style style:name="P2" style:family="paragraph" style:parent-style-name="Standard">
      <style:text-properties officeooo:rsid="000c5622" officeooo:paragraph-rsid="000c5622"/>
    </style:style>
    <style:style style:name="P3" style:family="paragraph" style:parent-style-name="Standard">
      <style:text-properties officeooo:rsid="000d08ad" officeooo:paragraph-rsid="000d08ad"/>
    </style:style>
    <style:style style:name="P4" style:family="paragraph" style:parent-style-name="Standard">
      <style:text-properties officeooo:rsid="00101d59" officeooo:paragraph-rsid="00101d59"/>
    </style:style>
    <style:style style:name="P5" style:family="paragraph" style:parent-style-name="Standard">
      <style:text-properties officeooo:rsid="00199dbf" officeooo:paragraph-rsid="00199dbf"/>
    </style:style>
    <style:style style:name="P6" style:family="paragraph" style:parent-style-name="Standard">
      <style:text-properties officeooo:rsid="001a5352" officeooo:paragraph-rsid="001a5352"/>
    </style:style>
    <style:style style:name="P7" style:family="paragraph" style:parent-style-name="Standard">
      <style:text-properties officeooo:rsid="001a5460" officeooo:paragraph-rsid="001a5460"/>
    </style:style>
    <style:style style:name="P8" style:family="paragraph" style:parent-style-name="Standard">
      <style:text-properties officeooo:rsid="001bf628" officeooo:paragraph-rsid="001bf628"/>
    </style:style>
    <style:style style:name="P9" style:family="paragraph" style:parent-style-name="Standard">
      <style:text-properties officeooo:rsid="001e8083" officeooo:paragraph-rsid="001e8083"/>
    </style:style>
    <style:style style:name="P10" style:family="paragraph" style:parent-style-name="Standard">
      <style:text-properties officeooo:rsid="001fbc75" officeooo:paragraph-rsid="001fbc7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0a820b" officeooo:paragraph-rsid="000a820b"/>
    </style:style>
    <style:style style:name="P12" style:family="paragraph" style:parent-style-name="Standard">
      <style:text-properties officeooo:rsid="00208336" officeooo:paragraph-rsid="00208336"/>
    </style:style>
    <style:style style:name="P13" style:family="paragraph" style:parent-style-name="Standard">
      <style:text-properties officeooo:rsid="0021a310" officeooo:paragraph-rsid="0021a310"/>
    </style:style>
    <style:style style:name="P14" style:family="paragraph" style:parent-style-name="Standard">
      <style:text-properties officeooo:rsid="002b5fca" officeooo:paragraph-rsid="002b5fca"/>
    </style:style>
    <style:style style:name="P15" style:family="paragraph" style:parent-style-name="Standard">
      <style:text-properties officeooo:rsid="002d4f67" officeooo:paragraph-rsid="002d4f67"/>
    </style:style>
    <style:style style:name="P16" style:family="paragraph" style:parent-style-name="Standard">
      <style:text-properties officeooo:rsid="0030dee9" officeooo:paragraph-rsid="0030dee9"/>
    </style:style>
    <style:style style:name="P17" style:family="paragraph" style:parent-style-name="Standard">
      <style:text-properties officeooo:rsid="0035d4a6" officeooo:paragraph-rsid="0035d4a6"/>
    </style:style>
    <style:style style:name="P18" style:family="paragraph" style:parent-style-name="Standard">
      <style:text-properties officeooo:rsid="003a9463" officeooo:paragraph-rsid="003a9463"/>
    </style:style>
    <style:style style:name="P19" style:family="paragraph" style:parent-style-name="Standard">
      <style:text-properties officeooo:rsid="003cdc0b" officeooo:paragraph-rsid="003cdc0b"/>
    </style:style>
    <style:style style:name="P20" style:family="paragraph" style:parent-style-name="Standard">
      <style:text-properties officeooo:rsid="003f1367" officeooo:paragraph-rsid="003f1367"/>
    </style:style>
    <style:style style:name="P21" style:family="paragraph" style:parent-style-name="Standard">
      <style:text-properties officeooo:rsid="0046619e" officeooo:paragraph-rsid="0046619e"/>
    </style:style>
    <style:style style:name="P22" style:family="paragraph" style:parent-style-name="Standard">
      <style:text-properties officeooo:rsid="00488f2d" officeooo:paragraph-rsid="00488f2d"/>
    </style:style>
    <style:style style:name="P23" style:family="paragraph" style:parent-style-name="Standard">
      <style:text-properties officeooo:rsid="00579643" officeooo:paragraph-rsid="00579643"/>
    </style:style>
    <style:style style:name="P24" style:family="paragraph" style:parent-style-name="Standard">
      <style:text-properties officeooo:rsid="00581baf" officeooo:paragraph-rsid="00581baf"/>
    </style:style>
    <style:style style:name="P25" style:family="paragraph" style:parent-style-name="Standard">
      <style:text-properties officeooo:rsid="00593bd9" officeooo:paragraph-rsid="00593bd9"/>
    </style:style>
    <style:style style:name="P26" style:family="paragraph" style:parent-style-name="Standard">
      <style:text-properties officeooo:rsid="0059566c" officeooo:paragraph-rsid="0059566c"/>
    </style:style>
    <style:style style:name="P27" style:family="paragraph" style:parent-style-name="Standard">
      <style:text-properties officeooo:rsid="005c1753" officeooo:paragraph-rsid="005c1753"/>
    </style:style>
    <style:style style:name="P28" style:family="paragraph" style:parent-style-name="Standard">
      <style:text-properties officeooo:rsid="005ff264" officeooo:paragraph-rsid="005ff264"/>
    </style:style>
    <style:style style:name="P29" style:family="paragraph" style:parent-style-name="Standard">
      <style:text-properties officeooo:rsid="006440d6" officeooo:paragraph-rsid="006440d6"/>
    </style:style>
    <style:style style:name="P30" style:family="paragraph" style:parent-style-name="Standard">
      <style:text-properties officeooo:rsid="0065ce72" officeooo:paragraph-rsid="0065ce72"/>
    </style:style>
    <style:style style:name="P31" style:family="paragraph" style:parent-style-name="Standard">
      <style:text-properties officeooo:rsid="00700c78" officeooo:paragraph-rsid="00700c78"/>
    </style:style>
    <style:style style:name="P32" style:family="paragraph" style:parent-style-name="Standard">
      <style:text-properties officeooo:rsid="0071b6f7" officeooo:paragraph-rsid="0071b6f7"/>
    </style:style>
    <style:style style:name="P33" style:family="paragraph" style:parent-style-name="Standard">
      <style:text-properties officeooo:rsid="0071b6f7" officeooo:paragraph-rsid="00764510"/>
    </style:style>
    <style:style style:name="P34" style:family="paragraph" style:parent-style-name="Standard">
      <style:text-properties officeooo:rsid="0072fb06" officeooo:paragraph-rsid="0072fb06"/>
    </style:style>
    <style:style style:name="P35" style:family="paragraph" style:parent-style-name="Standard">
      <style:text-properties officeooo:rsid="0072fb06" officeooo:paragraph-rsid="00764510"/>
    </style:style>
    <style:style style:name="P36" style:family="paragraph" style:parent-style-name="Standard">
      <style:text-properties officeooo:rsid="0074a1b2" officeooo:paragraph-rsid="0074a1b2"/>
    </style:style>
    <style:style style:name="P37" style:family="paragraph" style:parent-style-name="Standard">
      <style:text-properties officeooo:paragraph-rsid="00764510"/>
    </style:style>
    <style:style style:name="P38" style:family="paragraph" style:parent-style-name="Standard">
      <style:text-properties officeooo:rsid="00764510" officeooo:paragraph-rsid="00764510"/>
    </style:style>
    <style:style style:name="P39" style:family="paragraph" style:parent-style-name="Standard">
      <style:text-properties officeooo:rsid="007ca511" officeooo:paragraph-rsid="007ca511"/>
    </style:style>
    <style:style style:name="P40" style:family="paragraph" style:parent-style-name="Preformatted_20_Text">
      <style:text-properties officeooo:rsid="0065ce72" officeooo:paragraph-rsid="0065ce72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2" style:family="paragraph" style:parent-style-name="Standard">
      <style:text-properties officeooo:rsid="007ca511" officeooo:paragraph-rsid="007ca511"/>
    </style:style>
    <style:style style:name="P43" style:family="paragraph" style:parent-style-name="Standard">
      <style:text-properties officeooo:rsid="008ac064" officeooo:paragraph-rsid="008ac064"/>
    </style:style>
    <style:style style:name="P44" style:family="paragraph" style:parent-style-name="Standard">
      <style:text-properties officeooo:rsid="008ac064" officeooo:paragraph-rsid="008c8690"/>
    </style:style>
    <style:style style:name="P45" style:family="paragraph" style:parent-style-name="Standard">
      <style:text-properties officeooo:rsid="008ac064" officeooo:paragraph-rsid="00c8f770"/>
    </style:style>
    <style:style style:name="P46" style:family="paragraph" style:parent-style-name="Standard">
      <style:text-properties officeooo:rsid="008ac064" officeooo:paragraph-rsid="00d6e2e2"/>
    </style:style>
    <style:style style:name="P47" style:family="paragraph" style:parent-style-name="Standard">
      <style:text-properties officeooo:rsid="008ac064" officeooo:paragraph-rsid="00e10126"/>
    </style:style>
    <style:style style:name="P48" style:family="paragraph" style:parent-style-name="Standard">
      <style:text-properties officeooo:rsid="008ac064" officeooo:paragraph-rsid="00eda7c4"/>
    </style:style>
    <style:style style:name="P49" style:family="paragraph" style:parent-style-name="Standard">
      <style:text-properties officeooo:rsid="008ac064" officeooo:paragraph-rsid="00faa18c"/>
    </style:style>
    <style:style style:name="P50" style:family="paragraph" style:parent-style-name="Standard">
      <style:text-properties officeooo:rsid="008c0ca5" officeooo:paragraph-rsid="008c0ca5"/>
    </style:style>
    <style:style style:name="P51" style:family="paragraph" style:parent-style-name="Standard">
      <style:text-properties officeooo:rsid="008c0ca5" officeooo:paragraph-rsid="0092ce04"/>
    </style:style>
    <style:style style:name="P52" style:family="paragraph" style:parent-style-name="Standard">
      <style:text-properties officeooo:rsid="008c0ca5" officeooo:paragraph-rsid="00c8f770"/>
    </style:style>
    <style:style style:name="P53" style:family="paragraph" style:parent-style-name="Standard">
      <style:text-properties officeooo:rsid="008c0ca5" officeooo:paragraph-rsid="00d6e2e2"/>
    </style:style>
    <style:style style:name="P54" style:family="paragraph" style:parent-style-name="Standard">
      <style:text-properties officeooo:rsid="008c0ca5" officeooo:paragraph-rsid="00e10126"/>
    </style:style>
    <style:style style:name="P55" style:family="paragraph" style:parent-style-name="Standard">
      <style:text-properties officeooo:rsid="008c0ca5" officeooo:paragraph-rsid="00eda7c4"/>
    </style:style>
    <style:style style:name="P56" style:family="paragraph" style:parent-style-name="Standard">
      <style:text-properties officeooo:rsid="008c0ca5" officeooo:paragraph-rsid="00faa18c"/>
    </style:style>
    <style:style style:name="P57" style:family="paragraph" style:parent-style-name="Standard">
      <style:text-properties officeooo:rsid="0072fb06" officeooo:paragraph-rsid="008c8690"/>
    </style:style>
    <style:style style:name="P58" style:family="paragraph" style:parent-style-name="Standard">
      <style:text-properties officeooo:rsid="0072fb06" officeooo:paragraph-rsid="0092ce04"/>
    </style:style>
    <style:style style:name="P59" style:family="paragraph" style:parent-style-name="Standard">
      <style:text-properties officeooo:rsid="0072fb06" officeooo:paragraph-rsid="00c8f770"/>
    </style:style>
    <style:style style:name="P60" style:family="paragraph" style:parent-style-name="Standard">
      <style:text-properties officeooo:rsid="0072fb06" officeooo:paragraph-rsid="00d6e2e2"/>
    </style:style>
    <style:style style:name="P61" style:family="paragraph" style:parent-style-name="Standard">
      <style:text-properties officeooo:rsid="0072fb06" officeooo:paragraph-rsid="00e10126"/>
    </style:style>
    <style:style style:name="P62" style:family="paragraph" style:parent-style-name="Standard">
      <style:text-properties officeooo:rsid="0072fb06" officeooo:paragraph-rsid="00eda7c4"/>
    </style:style>
    <style:style style:name="P63" style:family="paragraph" style:parent-style-name="Standard">
      <style:text-properties officeooo:rsid="0072fb06" officeooo:paragraph-rsid="00faa18c"/>
    </style:style>
    <style:style style:name="P64" style:family="paragraph" style:parent-style-name="Standard">
      <style:text-properties officeooo:rsid="0071b6f7" officeooo:paragraph-rsid="008c8690"/>
    </style:style>
    <style:style style:name="P65" style:family="paragraph" style:parent-style-name="Standard">
      <style:text-properties officeooo:rsid="0071b6f7" officeooo:paragraph-rsid="0092ce04"/>
    </style:style>
    <style:style style:name="P66" style:family="paragraph" style:parent-style-name="Standard">
      <style:text-properties officeooo:rsid="0071b6f7" officeooo:paragraph-rsid="00c8f770"/>
    </style:style>
    <style:style style:name="P67" style:family="paragraph" style:parent-style-name="Standard">
      <style:text-properties officeooo:rsid="0071b6f7" officeooo:paragraph-rsid="00d6e2e2"/>
    </style:style>
    <style:style style:name="P68" style:family="paragraph" style:parent-style-name="Standard">
      <style:text-properties officeooo:rsid="0071b6f7" officeooo:paragraph-rsid="00e10126"/>
    </style:style>
    <style:style style:name="P69" style:family="paragraph" style:parent-style-name="Standard">
      <style:text-properties officeooo:rsid="0071b6f7" officeooo:paragraph-rsid="00eda7c4"/>
    </style:style>
    <style:style style:name="P70" style:family="paragraph" style:parent-style-name="Standard">
      <style:text-properties officeooo:rsid="0071b6f7" officeooo:paragraph-rsid="00faa18c"/>
    </style:style>
    <style:style style:name="P71" style:family="paragraph" style:parent-style-name="Standard">
      <style:text-properties officeooo:rsid="0074a1b2" officeooo:paragraph-rsid="0092ce04"/>
    </style:style>
    <style:style style:name="P72" style:family="paragraph" style:parent-style-name="Standard">
      <style:text-properties officeooo:rsid="0074a1b2" officeooo:paragraph-rsid="00c8f770"/>
    </style:style>
    <style:style style:name="P73" style:family="paragraph" style:parent-style-name="Standard">
      <style:text-properties officeooo:rsid="0074a1b2" officeooo:paragraph-rsid="00d6e2e2"/>
    </style:style>
    <style:style style:name="P74" style:family="paragraph" style:parent-style-name="Standard">
      <style:text-properties officeooo:rsid="0074a1b2" officeooo:paragraph-rsid="00e10126"/>
    </style:style>
    <style:style style:name="P75" style:family="paragraph" style:parent-style-name="Standard">
      <style:text-properties officeooo:rsid="0074a1b2" officeooo:paragraph-rsid="00eda7c4"/>
    </style:style>
    <style:style style:name="P76" style:family="paragraph" style:parent-style-name="Standard">
      <style:text-properties officeooo:rsid="0074a1b2" officeooo:paragraph-rsid="00faa18c"/>
    </style:style>
    <style:style style:name="P77" style:family="paragraph" style:parent-style-name="Standard">
      <style:text-properties officeooo:rsid="00764510" officeooo:paragraph-rsid="0092ce04"/>
    </style:style>
    <style:style style:name="P78" style:family="paragraph" style:parent-style-name="Standard">
      <style:text-properties officeooo:rsid="00764510" officeooo:paragraph-rsid="00c8f770"/>
    </style:style>
    <style:style style:name="P79" style:family="paragraph" style:parent-style-name="Standard">
      <style:text-properties officeooo:rsid="00764510" officeooo:paragraph-rsid="00d6e2e2"/>
    </style:style>
    <style:style style:name="P80" style:family="paragraph" style:parent-style-name="Standard">
      <style:text-properties officeooo:rsid="00764510" officeooo:paragraph-rsid="00e10126"/>
    </style:style>
    <style:style style:name="P81" style:family="paragraph" style:parent-style-name="Standard">
      <style:text-properties officeooo:rsid="00764510" officeooo:paragraph-rsid="00eda7c4"/>
    </style:style>
    <style:style style:name="P82" style:family="paragraph" style:parent-style-name="Standard">
      <style:text-properties officeooo:rsid="00764510" officeooo:paragraph-rsid="00faa18c"/>
    </style:style>
    <style:style style:name="P83" style:family="paragraph" style:parent-style-name="Standard">
      <style:text-properties officeooo:paragraph-rsid="0092ce04"/>
    </style:style>
    <style:style style:name="P84" style:family="paragraph" style:parent-style-name="Standard">
      <style:text-properties officeooo:rsid="00991b19" officeooo:paragraph-rsid="00991b19"/>
    </style:style>
    <style:style style:name="P85" style:family="paragraph" style:parent-style-name="Standard">
      <style:text-properties officeooo:rsid="00700c78" officeooo:paragraph-rsid="00700c78"/>
    </style:style>
    <style:style style:name="P86" style:family="paragraph" style:parent-style-name="Standard">
      <style:text-properties officeooo:rsid="00c3a2c4" officeooo:paragraph-rsid="00b5758e"/>
    </style:style>
    <style:style style:name="P87" style:family="paragraph" style:parent-style-name="Standard">
      <style:text-properties officeooo:rsid="00c3a2c4" officeooo:paragraph-rsid="00c3a2c4"/>
    </style:style>
    <style:style style:name="P88" style:family="paragraph" style:parent-style-name="Standard">
      <style:text-properties officeooo:rsid="00c3c150" officeooo:paragraph-rsid="00700c78"/>
    </style:style>
    <style:style style:name="P89" style:family="paragraph" style:parent-style-name="Standard">
      <style:text-properties officeooo:paragraph-rsid="007ca511"/>
    </style:style>
    <style:style style:name="P90" style:family="paragraph" style:parent-style-name="Standard">
      <style:text-properties officeooo:paragraph-rsid="009978d9"/>
    </style:style>
    <style:style style:name="P91" style:family="paragraph" style:parent-style-name="Standard">
      <style:text-properties officeooo:rsid="00c7198d" officeooo:paragraph-rsid="00c7198d"/>
    </style:style>
    <style:style style:name="P92" style:family="paragraph" style:parent-style-name="Standard">
      <style:text-properties officeooo:rsid="00c8f770" officeooo:paragraph-rsid="00c8f770"/>
    </style:style>
    <style:style style:name="P93" style:family="paragraph" style:parent-style-name="Standard">
      <style:text-properties officeooo:rsid="00c8f770" officeooo:paragraph-rsid="00d6e2e2"/>
    </style:style>
    <style:style style:name="P94" style:family="paragraph" style:parent-style-name="Standard">
      <style:text-properties officeooo:rsid="00c8f770" officeooo:paragraph-rsid="00e10126"/>
    </style:style>
    <style:style style:name="P95" style:family="paragraph" style:parent-style-name="Standard">
      <style:text-properties officeooo:rsid="00c8f770" officeooo:paragraph-rsid="00eda7c4"/>
    </style:style>
    <style:style style:name="P96" style:family="paragraph" style:parent-style-name="Standard">
      <style:text-properties officeooo:rsid="00c8f770" officeooo:paragraph-rsid="00faa18c"/>
    </style:style>
    <style:style style:name="P97" style:family="paragraph" style:parent-style-name="Standard">
      <style:text-properties officeooo:paragraph-rsid="00c8f770"/>
    </style:style>
    <style:style style:name="P98" style:family="paragraph" style:parent-style-name="Standard">
      <style:text-properties officeooo:rsid="00d22f86" officeooo:paragraph-rsid="00d22f86"/>
    </style:style>
    <style:style style:name="P99" style:family="paragraph" style:parent-style-name="Standard">
      <style:text-properties officeooo:rsid="00d22f86" officeooo:paragraph-rsid="00d6e2e2"/>
    </style:style>
    <style:style style:name="P100" style:family="paragraph" style:parent-style-name="Standard">
      <style:text-properties officeooo:rsid="00d22f86" officeooo:paragraph-rsid="00e10126"/>
    </style:style>
    <style:style style:name="P101" style:family="paragraph" style:parent-style-name="Standard">
      <style:text-properties officeooo:rsid="00d22f86" officeooo:paragraph-rsid="00eda7c4"/>
    </style:style>
    <style:style style:name="P102" style:family="paragraph" style:parent-style-name="Standard">
      <style:text-properties officeooo:rsid="00d22f86" officeooo:paragraph-rsid="00faa18c"/>
    </style:style>
    <style:style style:name="P103" style:family="paragraph" style:parent-style-name="Standard">
      <style:text-properties officeooo:rsid="00d4f8d9" officeooo:paragraph-rsid="00d4f8d9"/>
    </style:style>
    <style:style style:name="P104" style:family="paragraph" style:parent-style-name="Standard">
      <style:text-properties officeooo:rsid="00d5a466" officeooo:paragraph-rsid="00d5a466"/>
    </style:style>
    <style:style style:name="P105" style:family="paragraph" style:parent-style-name="Standard">
      <style:text-properties officeooo:rsid="00d6ab4d" officeooo:paragraph-rsid="00d6ab4d"/>
    </style:style>
    <style:style style:name="P106" style:family="paragraph" style:parent-style-name="Standard">
      <style:text-properties officeooo:rsid="00d6cf8e" officeooo:paragraph-rsid="00d6cf8e"/>
    </style:style>
    <style:style style:name="P107" style:family="paragraph" style:parent-style-name="Standard">
      <style:text-properties officeooo:paragraph-rsid="00d6e2e2"/>
    </style:style>
    <style:style style:name="P108" style:family="paragraph" style:parent-style-name="Standard">
      <style:text-properties officeooo:rsid="00da46b5" officeooo:paragraph-rsid="00da46b5"/>
    </style:style>
    <style:style style:name="P109" style:family="paragraph" style:parent-style-name="Standard">
      <style:text-properties officeooo:rsid="00dbe475" officeooo:paragraph-rsid="00dbe475"/>
    </style:style>
    <style:style style:name="P110" style:family="paragraph" style:parent-style-name="Standard">
      <style:text-properties officeooo:rsid="00dce6fe" officeooo:paragraph-rsid="00dce6fe"/>
    </style:style>
    <style:style style:name="P111" style:family="paragraph" style:parent-style-name="Standard">
      <style:text-properties officeooo:rsid="00dd4832" officeooo:paragraph-rsid="00dd4832"/>
    </style:style>
    <style:style style:name="P112" style:family="paragraph" style:parent-style-name="Standard">
      <style:text-properties officeooo:paragraph-rsid="00e10126"/>
    </style:style>
    <style:style style:name="P113" style:family="paragraph" style:parent-style-name="Standard">
      <style:text-properties officeooo:rsid="00ea5211" officeooo:paragraph-rsid="00ea5211"/>
    </style:style>
    <style:style style:name="P114" style:family="paragraph" style:parent-style-name="Standard">
      <style:text-properties officeooo:rsid="00eb2ea0" officeooo:paragraph-rsid="00eb2ea0"/>
    </style:style>
    <style:style style:name="P115" style:family="paragraph" style:parent-style-name="Standard">
      <style:text-properties officeooo:rsid="00ec6d7e" officeooo:paragraph-rsid="00ec6d7e"/>
    </style:style>
    <style:style style:name="P116" style:family="paragraph" style:parent-style-name="Standard">
      <style:text-properties officeooo:rsid="00ed2b6f" officeooo:paragraph-rsid="00ed2b6f"/>
    </style:style>
    <style:style style:name="P117" style:family="paragraph" style:parent-style-name="Standard">
      <style:text-properties officeooo:paragraph-rsid="00eda7c4"/>
    </style:style>
    <style:style style:name="P118" style:family="paragraph" style:parent-style-name="Standard">
      <style:text-properties officeooo:rsid="00f1f4d6" officeooo:paragraph-rsid="00f1f4d6"/>
    </style:style>
    <style:style style:name="P119" style:family="paragraph" style:parent-style-name="Standard">
      <style:text-properties officeooo:paragraph-rsid="00f1f4d6"/>
    </style:style>
    <style:style style:name="P120" style:family="paragraph" style:parent-style-name="Standard">
      <style:text-properties officeooo:rsid="00f2e536" officeooo:paragraph-rsid="00f2e536"/>
    </style:style>
    <style:style style:name="P121" style:family="paragraph" style:parent-style-name="Standard">
      <style:text-properties officeooo:rsid="00f3f36d" officeooo:paragraph-rsid="00f3f36d"/>
    </style:style>
    <style:style style:name="P122" style:family="paragraph" style:parent-style-name="Standard">
      <style:text-properties officeooo:rsid="00f7db81" officeooo:paragraph-rsid="00f7db81"/>
    </style:style>
    <style:style style:name="P123" style:family="paragraph" style:parent-style-name="Standard">
      <style:text-properties officeooo:rsid="00f85833" officeooo:paragraph-rsid="00f85833"/>
    </style:style>
    <style:style style:name="P124" style:family="paragraph" style:parent-style-name="Standard">
      <style:text-properties officeooo:rsid="00f9a4d1" officeooo:paragraph-rsid="00f9a4d1"/>
    </style:style>
    <style:style style:name="P125" style:family="paragraph" style:parent-style-name="Standard">
      <style:text-properties officeooo:paragraph-rsid="00faa18c"/>
    </style:style>
    <style:style style:name="T1" style:family="text">
      <style:text-properties officeooo:rsid="000e46a6"/>
    </style:style>
    <style:style style:name="T2" style:family="text">
      <style:text-properties officeooo:rsid="000fad7b"/>
    </style:style>
    <style:style style:name="T3" style:family="text">
      <style:text-properties officeooo:rsid="00126ca4"/>
    </style:style>
    <style:style style:name="T4" style:family="text">
      <style:text-properties officeooo:rsid="0012e594"/>
    </style:style>
    <style:style style:name="T5" style:family="text">
      <style:text-properties officeooo:rsid="0014aded"/>
    </style:style>
    <style:style style:name="T6" style:family="text">
      <style:text-properties officeooo:rsid="00154d0c"/>
    </style:style>
    <style:style style:name="T7" style:family="text">
      <style:text-properties officeooo:rsid="001741ab"/>
    </style:style>
    <style:style style:name="T8" style:family="text">
      <style:text-properties officeooo:rsid="00189280"/>
    </style:style>
    <style:style style:name="T9" style:family="text">
      <style:text-properties officeooo:rsid="0018d3c9"/>
    </style:style>
    <style:style style:name="T10" style:family="text">
      <style:text-properties officeooo:rsid="00194c26"/>
    </style:style>
    <style:style style:name="T11" style:family="text">
      <style:text-properties officeooo:rsid="001c94d4"/>
    </style:style>
    <style:style style:name="T12" style:family="text">
      <style:text-properties officeooo:rsid="00208336"/>
    </style:style>
    <style:style style:name="T13" style:family="text">
      <style:text-properties officeooo:rsid="00236923"/>
    </style:style>
    <style:style style:name="T14" style:family="text">
      <style:text-properties officeooo:rsid="0025409f"/>
    </style:style>
    <style:style style:name="T15" style:family="text">
      <style:text-properties officeooo:rsid="00273152"/>
    </style:style>
    <style:style style:name="T16" style:family="text">
      <style:text-properties officeooo:rsid="002968a5"/>
    </style:style>
    <style:style style:name="T17" style:family="text">
      <style:text-properties officeooo:rsid="002f287d"/>
    </style:style>
    <style:style style:name="T18" style:family="text">
      <style:text-properties officeooo:rsid="002ff857"/>
    </style:style>
    <style:style style:name="T19" style:family="text">
      <style:text-properties officeooo:rsid="0030d396"/>
    </style:style>
    <style:style style:name="T20" style:family="text">
      <style:text-properties officeooo:rsid="00325ca1"/>
    </style:style>
    <style:style style:name="T21" style:family="text">
      <style:text-properties officeooo:rsid="003435f7"/>
    </style:style>
    <style:style style:name="T22" style:family="text">
      <style:text-properties officeooo:rsid="00378cf9"/>
    </style:style>
    <style:style style:name="T23" style:family="text">
      <style:text-properties officeooo:rsid="00395152"/>
    </style:style>
    <style:style style:name="T24" style:family="text">
      <style:text-properties officeooo:rsid="003c2170"/>
    </style:style>
    <style:style style:name="T25" style:family="text">
      <style:text-properties officeooo:rsid="003cdc0b"/>
    </style:style>
    <style:style style:name="T26" style:family="text">
      <style:text-properties officeooo:rsid="003dac08"/>
    </style:style>
    <style:style style:name="T27" style:family="text">
      <style:text-properties officeooo:rsid="0040c990"/>
    </style:style>
    <style:style style:name="T28" style:family="text">
      <style:text-properties officeooo:rsid="00412bdb"/>
    </style:style>
    <style:style style:name="T29" style:family="text">
      <style:text-properties officeooo:rsid="00430a95"/>
    </style:style>
    <style:style style:name="T30" style:family="text">
      <style:text-properties officeooo:rsid="0044347f"/>
    </style:style>
    <style:style style:name="T31" style:family="text">
      <style:text-properties officeooo:rsid="0047d348"/>
    </style:style>
    <style:style style:name="T32" style:family="text">
      <style:text-properties officeooo:rsid="004a371f"/>
    </style:style>
    <style:style style:name="T33" style:family="text">
      <style:text-properties officeooo:rsid="004b23eb"/>
    </style:style>
    <style:style style:name="T34" style:family="text">
      <style:text-properties officeooo:rsid="004ba5a3"/>
    </style:style>
    <style:style style:name="T35" style:family="text">
      <style:text-properties officeooo:rsid="004d803b"/>
    </style:style>
    <style:style style:name="T36" style:family="text">
      <style:text-properties officeooo:rsid="0050cc2c"/>
    </style:style>
    <style:style style:name="T37" style:family="text">
      <style:text-properties officeooo:rsid="0051c1d5"/>
    </style:style>
    <style:style style:name="T38" style:family="text">
      <style:text-properties officeooo:rsid="005261ed"/>
    </style:style>
    <style:style style:name="T39" style:family="text">
      <style:text-properties officeooo:rsid="0053b0a5"/>
    </style:style>
    <style:style style:name="T40" style:family="text">
      <style:text-properties officeooo:rsid="005c761a"/>
    </style:style>
    <style:style style:name="T41" style:family="text">
      <style:text-properties officeooo:rsid="006113ff"/>
    </style:style>
    <style:style style:name="T42" style:family="text">
      <style:text-properties officeooo:rsid="00629a05"/>
    </style:style>
    <style:style style:name="T43" style:family="text">
      <style:text-properties officeooo:rsid="00653185"/>
    </style:style>
    <style:style style:name="T44" style:family="text">
      <style:text-properties officeooo:rsid="00667388"/>
    </style:style>
    <style:style style:name="T45" style:family="text">
      <style:text-properties officeooo:rsid="00683d86"/>
    </style:style>
    <style:style style:name="T46" style:family="text">
      <style:text-properties officeooo:rsid="0069dcaf"/>
    </style:style>
    <style:style style:name="T47" style:family="text">
      <style:text-properties officeooo:rsid="006c2ed1"/>
    </style:style>
    <style:style style:name="T48" style:family="text">
      <style:text-properties officeooo:rsid="006e4ab4"/>
    </style:style>
    <style:style style:name="T49" style:family="text">
      <style:text-properties fo:font-variant="normal" fo:text-transform="none" fo:color="#2b91af" style:font-name="inherit" fo:font-size="9.75pt" fo:letter-spacing="normal" fo:font-style="normal" fo:font-weight="normal" fo:background-color="transparent" loext:char-shading-value="0" loext:padding="0in" loext:border="none"/>
    </style:style>
    <style:style style:name="T50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51" style:family="text">
      <style:text-properties fo:font-variant="normal" fo:text-transform="none" fo:color="#242729" style:font-name="inherit" fo:font-size="9.75pt" fo:letter-spacing="normal" fo:font-style="normal" fo:font-weight="normal" fo:background-color="transparent" loext:char-shading-value="0" loext:padding="0in" loext:border="none"/>
    </style:style>
    <style:style style:name="T52" style:family="text">
      <style:text-properties officeooo:rsid="0071b6f7"/>
    </style:style>
    <style:style style:name="T53" style:family="text">
      <style:text-properties officeooo:rsid="0072fb06"/>
    </style:style>
    <style:style style:name="T54" style:family="text">
      <style:text-properties officeooo:rsid="007389d1"/>
    </style:style>
    <style:style style:name="T55" style:family="text">
      <style:text-properties officeooo:rsid="00764510"/>
    </style:style>
    <style:style style:name="T56" style:family="text">
      <style:text-properties officeooo:rsid="00793985"/>
    </style:style>
    <style:style style:name="T57" style:family="text">
      <style:text-properties officeooo:rsid="007b123e"/>
    </style:style>
    <style:style style:name="T58" style:family="text">
      <style:text-properties officeooo:rsid="007d7514"/>
    </style:style>
    <style:style style:name="T59" style:family="text">
      <style:text-properties officeooo:rsid="007df2c8"/>
    </style:style>
    <style:style style:name="T60" style:family="text">
      <style:text-properties officeooo:rsid="007e7fe7"/>
    </style:style>
    <style:style style:name="T61" style:family="text">
      <style:text-properties officeooo:rsid="007f6a9a"/>
    </style:style>
    <style:style style:name="T62" style:family="text">
      <style:text-properties officeooo:rsid="0080ad4b"/>
    </style:style>
    <style:style style:name="T63" style:family="text">
      <style:text-properties officeooo:rsid="008c8690"/>
    </style:style>
    <style:style style:name="T64" style:family="text">
      <style:text-properties officeooo:rsid="008cb7cb"/>
    </style:style>
    <style:style style:name="T65" style:family="text">
      <style:text-properties officeooo:rsid="008de9a2"/>
    </style:style>
    <style:style style:name="T66" style:family="text">
      <style:text-properties officeooo:rsid="008f7b31"/>
    </style:style>
    <style:style style:name="T67" style:family="text">
      <style:text-properties officeooo:rsid="009113be"/>
    </style:style>
    <style:style style:name="T68" style:family="text">
      <style:text-properties officeooo:rsid="0094fac0"/>
    </style:style>
    <style:style style:name="T69" style:family="text">
      <style:text-properties officeooo:rsid="0095cb34"/>
    </style:style>
    <style:style style:name="T70" style:family="text">
      <style:text-properties officeooo:rsid="007ca511"/>
    </style:style>
    <style:style style:name="T71" style:family="text">
      <style:text-properties officeooo:rsid="009978d9"/>
    </style:style>
    <style:style style:name="T72" style:family="text">
      <style:text-properties officeooo:rsid="00a13283"/>
    </style:style>
    <style:style style:name="T73" style:family="text">
      <style:text-properties officeooo:rsid="00bb3f4d"/>
    </style:style>
    <style:style style:name="T74" style:family="text">
      <style:text-properties officeooo:rsid="00c3c150"/>
    </style:style>
    <style:style style:name="T75" style:family="text">
      <style:text-properties officeooo:rsid="00c54c1c"/>
    </style:style>
    <style:style style:name="T76" style:family="text">
      <style:text-properties officeooo:rsid="00c8f770"/>
    </style:style>
    <style:style style:name="T77" style:family="text">
      <style:text-properties officeooo:rsid="00cbb402"/>
    </style:style>
    <style:style style:name="T78" style:family="text">
      <style:text-properties officeooo:rsid="00d0884e"/>
    </style:style>
    <style:style style:name="T79" style:family="text">
      <style:text-properties officeooo:rsid="00d19d3a"/>
    </style:style>
    <style:style style:name="T80" style:family="text">
      <style:text-properties officeooo:rsid="00d6e2e2"/>
    </style:style>
    <style:style style:name="T81" style:family="text">
      <style:text-properties officeooo:rsid="00d831a6"/>
    </style:style>
    <style:style style:name="T82" style:family="text">
      <style:text-properties officeooo:rsid="00d8918b"/>
    </style:style>
    <style:style style:name="T83" style:family="text">
      <style:text-properties officeooo:rsid="00d92e46"/>
    </style:style>
    <style:style style:name="T84" style:family="text">
      <style:text-properties officeooo:rsid="00e2923b"/>
    </style:style>
    <style:style style:name="T85" style:family="text">
      <style:text-properties officeooo:rsid="00e58e42"/>
    </style:style>
    <style:style style:name="T86" style:family="text">
      <style:text-properties officeooo:rsid="00e7bf6c"/>
    </style:style>
    <style:style style:name="T87" style:family="text">
      <style:text-properties officeooo:rsid="00e98b3d"/>
    </style:style>
    <style:style style:name="T88" style:family="text">
      <style:text-properties officeooo:rsid="00ea48f1"/>
    </style:style>
    <style:style style:name="T89" style:family="text">
      <style:text-properties officeooo:rsid="00eda7c4"/>
    </style:style>
    <style:style style:name="T90" style:family="text">
      <style:text-properties officeooo:rsid="00f048ee"/>
    </style:style>
    <style:style style:name="T91" style:family="text">
      <style:text-properties officeooo:rsid="00f13f20"/>
    </style:style>
    <style:style style:name="T92" style:family="text">
      <style:text-properties officeooo:rsid="00f16428"/>
    </style:style>
    <style:style style:name="T93" style:family="text">
      <style:text-properties officeooo:rsid="00f1f4d6"/>
    </style:style>
    <style:style style:name="T94" style:family="text">
      <style:text-properties officeooo:rsid="00f2e536"/>
    </style:style>
    <style:style style:name="T95" style:family="text">
      <style:text-properties officeooo:rsid="00f3f36d"/>
    </style:style>
    <style:style style:name="T96" style:family="text">
      <style:text-properties officeooo:rsid="00f46a99"/>
    </style:style>
    <style:style style:name="T97" style:family="text">
      <style:text-properties officeooo:rsid="00f85833"/>
    </style:style>
    <style:style style:name="T98" style:family="text">
      <style:text-properties officeooo:rsid="00fb0d3a"/>
    </style:style>
    <style:style style:name="T99" style:family="text">
      <style:text-properties officeooo:rsid="00fc44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followers</text:p>
      <text:p text:style-name="P1"># likes</text:p>
      <text:p text:style-name="P1"># comments</text:p>
      <text:p text:style-name="P1">likes / followers</text:p>
      <text:p text:style-name="P1">comments / likes</text:p>
      <text:p text:style-name="P1"/>
      <text:p text:style-name="P1">2000000 followers, 10000 likes, 1300 comments</text:p>
      <text:p text:style-name="P1"/>
      <text:p text:style-name="P1">2000000 * 0.1 = 200000</text:p>
      <text:p text:style-name="P1">10000 * 4 = 40000</text:p>
      <text:p text:style-name="P1">1300 * 5.9 = 7670</text:p>
      <text:p text:style-name="P11"/>
      <text:p text:style-name="P1"/>
      <text:p text:style-name="P2">Total engagement: <text:span text:style-name="T16">50</text:span></text:p>
      <text:p text:style-name="P2"><text:tab/>(10000+1300)/20000<text:span text:style-name="T4">0</text:span>0 *<text:span text:style-name="T1">100 <text:s/></text:span><text:span text:style-name="T5">= 0.5%</text:span></text:p>
      <text:p text:style-name="P2"/>
      <text:p text:style-name="P3"><text:span text:style-name="T2">comments </text:span><text:span text:style-name="T12">to like</text:span><text:span text:style-name="T2"> ratio</text:span>: <text:span text:style-name="T16">20</text:span></text:p>
      <text:p text:style-name="P3"><text:tab/><text:span text:style-name="T1">1</text:span><text:span text:style-name="T7">300</text:span><text:span text:style-name="T1">/1</text:span><text:span text:style-name="T7">000</text:span><text:span text:style-name="T1">0 *100 </text:span><text:span text:style-name="T6">= </text:span><text:span text:style-name="T8">13%</text:span></text:p>
      <text:p text:style-name="P3"/>
      <text:p text:style-name="P4">likes <text:span text:style-name="T12">to followers</text:span> ratio: <text:span text:style-name="T16">25</text:span></text:p>
      <text:p text:style-name="P4"><text:tab/><text:span text:style-name="T3">1</text:span><text:span text:style-name="T7">00</text:span><text:span text:style-name="T3">00/2000000 * 100 </text:span><text:span text:style-name="T9">= </text:span><text:span text:style-name="T10">0.5%</text:span></text:p>
      <text:p text:style-name="P1"/>
      <text:p text:style-name="P12"><text:span text:style-name="T15">comments</text:span> to followers:</text:p>
      <text:p text:style-name="P12"/>
      <text:p text:style-name="P12">followers to all ratio: <text:span text:style-name="T16">5</text:span></text:p>
      <text:p text:style-name="P12"/>
      <text:p text:style-name="P1"/>
      <text:p text:style-name="P5">2.5m followers</text:p>
      <text:p text:style-name="P5">1367 comments</text:p>
      <text:p text:style-name="P6">5k likes</text:p>
      <text:p text:style-name="P6"/>
      <text:p text:style-name="P6"/>
      <text:p text:style-name="P9">1367+5000/2500000 *100 = 0.25% <text:s text:c="16"/><text:span text:style-name="T16">0.125+5.468+0.05+0.0125=</text:span></text:p>
      <text:p text:style-name="P9">1367/5000 = 27.34%<text:tab/><text:tab/><text:tab/><text:tab/><text:span text:style-name="T23">0.375+5.468+0.25+0.0125=6.1055</text:span></text:p>
      <text:p text:style-name="P10">5000/2500000 =0.2%</text:p>
      <text:p text:style-name="P13">2500000/1000000000 <text:span text:style-name="T13">= </text:span><text:span text:style-name="T14">0.25%</text:span></text:p>
      <text:p text:style-name="P6"/>
      <text:p text:style-name="P7">1.7m followers <text:s text:c="8"/></text:p>
      <text:p text:style-name="P7">381 comments</text:p>
      <text:p text:style-name="P8">3<text:span text:style-name="T11">k likes</text:span></text:p>
      <text:p text:style-name="P8"/>
      <text:p text:style-name="P15">381+3000/1700000 = 0.19%<text:tab/><text:tab/><text:tab/><text:span text:style-name="T19">0.095+2.54+0.0425+0.0085= </text:span></text:p>
      <text:p text:style-name="P15">381/3000= <text:span text:style-name="T17">12.7%<text:tab/><text:tab/><text:tab/><text:tab/></text:span><text:span text:style-name="T22">0.285+2.54+0.2125+0.0085=3.045</text:span></text:p>
      <text:p text:style-name="P15">3000/1700000= <text:span text:style-name="T18">0.17%</text:span></text:p>
      <text:p text:style-name="P15">1700000/1000000000= <text:span text:style-name="T18">0.17%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6.9m</text:p>
      <text:p text:style-name="P14">1826 com</text:p>
      <text:p text:style-name="P14"><text:span text:style-name="T21">10</text:span>k likes</text:p>
      <text:p text:style-name="P14"/>
      <text:p text:style-name="P17">1826+10000/6900000=0.17<text:tab/><text:tab/><text:tab/>3(0.085)+1(3.652)+5(0.035)+1(0.035)=</text:p>
      <text:p text:style-name="P17">1826/10000=18.26<text:tab/><text:tab/><text:tab/><text:tab/>0.255+3.652+0.175+0.035=4.117</text:p>
      <text:p text:style-name="P17">10000/6900000=0.14</text:p>
      <text:p text:style-name="P17">6900000/1000000000=0.69</text:p>
      <text:p text:style-name="P14"/>
      <text:p text:style-name="P22">CRISTIANO RONALDO</text:p>
      <text:p text:style-name="P16">233m follower<text:tab/><text:tab/><text:tab/><text:tab/></text:p>
      <text:p text:style-name="P16">54381 com</text:p>
      <text:p text:style-name="P16">likes <text:span text:style-name="T20">7M</text:span></text:p>
      <text:p text:style-name="P16"/>
      <text:p text:style-name="P16"/>
      <text:p text:style-name="P18">54381+7000000/<text:span text:style-name="T24">233000000</text:span><text:span text:style-name="T25">=3.02<text:tab/><text:tab/></text:span><text:span text:style-name="T28">3(</text:span><text:span text:style-name="T29">1.51</text:span><text:span text:style-name="T28">)</text:span><text:span text:style-name="T29">+0.154+5(0.75)+1.165=</text:span></text:p>
      <text:p text:style-name="P19">54381/7000000=0.77<text:tab/><text:tab/><text:tab/><text:tab/><text:span text:style-name="T30">4.53+0.154+3.75+1.165=9.599</text:span></text:p>
      <text:p text:style-name="P19">7m/233m=<text:span text:style-name="T26">3<text:tab/><text:tab/><text:tab/><text:tab/><text:tab/></text:span><text:span text:style-name="T48">0.151+0.0154+0.075+</text:span></text:p>
      <text:p text:style-name="P20">233000000/1000000000=<text:span text:style-name="T27">23.3</text:span></text:p>
      <text:p text:style-name="P20"/>
      <text:p text:style-name="P22">NASA</text:p>
      <text:p text:style-name="P21">59.8m</text:p>
      <text:p text:style-name="P21">4090 <text:span text:style-name="T31">com</text:span></text:p>
      <text:p text:style-name="P21">922826 <text:span text:style-name="T31">likes</text:span></text:p>
      <text:p text:style-name="P21"/>
      <text:p text:style-name="P22">4090+922826/5980000=<text:span text:style-name="T32">15.5<text:tab/><text:tab/><text:tab/></text:span><text:span text:style-name="T36">3(7.75)+</text:span><text:span text:style-name="T37">0.088+5(</text:span><text:span text:style-name="T38">3.85</text:span><text:span text:style-name="T37">)</text:span><text:span text:style-name="T38">+0.029</text:span></text:p>
      <text:p text:style-name="P22">4090/922826=<text:span text:style-name="T33">0.44<text:tab/><text:tab/><text:tab/><text:tab/></text:span><text:span text:style-name="T39">42</text:span></text:p>
      <text:p text:style-name="P22">922826/5980000=<text:span text:style-name="T34">15.43<text:tab/><text:tab/><text:tab/></text:span><text:span text:style-name="T46">0.775+0.0088+3.85+0.00299=4.63</text:span></text:p>
      <text:p text:style-name="P22">5980000/1000000000=<text:span text:style-name="T35">0.598</text:span></text:p>
      <text:p text:style-name="P22"/>
      <text:p text:style-name="P22"/>
      <text:p text:style-name="P22"><text:a xlink:type="simple" xlink:href="https://www.speakrj.com/audit/report/nasa/instagram" text:style-name="Internet_20_link" text:visited-style-name="Visited_20_Internet_20_Link">https://www.speakrj.com/audit/report/nasa/instagram</text:a></text:p>
      <text:p text:style-name="P22"/>
      <text:p text:style-name="P22"/>
      <text:p text:style-name="P23">an actor tiger shrof for average:</text:p>
      <text:p text:style-name="P24">24.2m follower</text:p>
      <text:p text:style-name="P25">8818 comments</text:p>
      <text:p text:style-name="P26">1050674 likes</text:p>
      <text:p text:style-name="P26"/>
      <text:p text:style-name="P27">8818+1050674/2420000<text:span text:style-name="T40">= 43.7<text:tab/><text:tab/></text:span><text:span text:style-name="T45">2.18+</text:span><text:span text:style-name="T46">0.018+1.085+0.0012</text:span><text:span text:style-name="T47">=3.28</text:span></text:p>
      <text:p text:style-name="P28">8818/1050674<text:span text:style-name="T41">=</text:span><text:span text:style-name="T42">0.84<text:tab/><text:tab/><text:tab/><text:tab/></text:span></text:p>
      <text:p text:style-name="P29">1050674/2420000<text:span text:style-name="T43">=43.4</text:span></text:p>
      <text:p text:style-name="P30">2420000/1000000000<text:span text:style-name="T44">=0.24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0"><text:soft-page-break/><text:span text:style-name="Source_20_Text"><text:span text:style-name="T49">OldRange</text:span></text:span><text:span text:style-name="Source_20_Text"><text:span text:style-name="T50"> </text:span></text:span><text:span text:style-name="Source_20_Text"><text:span text:style-name="T51">=</text:span></text:span><text:span text:style-name="Source_20_Text"><text:span text:style-name="T50"> </text:span></text:span><text:span text:style-name="Source_20_Text"><text:span text:style-name="T51">(</text:span></text:span><text:span text:style-name="Source_20_Text"><text:span text:style-name="T49">OldMax</text:span></text:span><text:span text:style-name="Source_20_Text"><text:span text:style-name="T50"> </text:span></text:span><text:span text:style-name="Source_20_Text"><text:span text:style-name="T51">-</text:span></text:span><text:span text:style-name="Source_20_Text"><text:span text:style-name="T50"> </text:span></text:span><text:span text:style-name="Source_20_Text"><text:span text:style-name="T49">OldMin</text:span></text:span><text:span text:style-name="Source_20_Text"><text:span text:style-name="T51">)</text:span></text:span><text:span text:style-name="Source_20_Text"><text:span text:style-name="T50"> <text:s/></text:span></text:span></text:p>
      <text:p text:style-name="P41"><text:span text:style-name="Source_20_Text"><text:span text:style-name="T49">NewRange</text:span></text:span><text:span text:style-name="Source_20_Text"><text:span text:style-name="T50"> </text:span></text:span><text:span text:style-name="Source_20_Text"><text:span text:style-name="T51">=</text:span></text:span><text:span text:style-name="Source_20_Text"><text:span text:style-name="T50"> </text:span></text:span><text:span text:style-name="Source_20_Text"><text:span text:style-name="T51">(</text:span></text:span><text:span text:style-name="Source_20_Text"><text:span text:style-name="T49">NewMax</text:span></text:span><text:span text:style-name="Source_20_Text"><text:span text:style-name="T50"> </text:span></text:span><text:span text:style-name="Source_20_Text"><text:span text:style-name="T51">-</text:span></text:span><text:span text:style-name="Source_20_Text"><text:span text:style-name="T50"> </text:span></text:span><text:span text:style-name="Source_20_Text"><text:span text:style-name="T49">NewMin</text:span></text:span><text:span text:style-name="Source_20_Text"><text:span text:style-name="T51">)</text:span></text:span><text:span text:style-name="Source_20_Text"><text:span text:style-name="T50"> <text:s/></text:span></text:span></text:p>
      <text:p text:style-name="P41"><text:span text:style-name="Source_20_Text"><text:span text:style-name="T49">NewValue</text:span></text:span><text:span text:style-name="Source_20_Text"><text:span text:style-name="T50"> </text:span></text:span><text:span text:style-name="Source_20_Text"><text:span text:style-name="T51">=</text:span></text:span><text:span text:style-name="Source_20_Text"><text:span text:style-name="T50"> </text:span></text:span><text:span text:style-name="Source_20_Text"><text:span text:style-name="T51">(((</text:span></text:span><text:span text:style-name="Source_20_Text"><text:span text:style-name="T49">OldValue</text:span></text:span><text:span text:style-name="Source_20_Text"><text:span text:style-name="T50"> </text:span></text:span><text:span text:style-name="Source_20_Text"><text:span text:style-name="T51">-</text:span></text:span><text:span text:style-name="Source_20_Text"><text:span text:style-name="T50"> </text:span></text:span><text:span text:style-name="Source_20_Text"><text:span text:style-name="T49">OldMin</text:span></text:span><text:span text:style-name="Source_20_Text"><text:span text:style-name="T51">)</text:span></text:span><text:span text:style-name="Source_20_Text"><text:span text:style-name="T50"> </text:span></text:span><text:span text:style-name="Source_20_Text"><text:span text:style-name="T51">*</text:span></text:span><text:span text:style-name="Source_20_Text"><text:span text:style-name="T50"> </text:span></text:span><text:span text:style-name="Source_20_Text"><text:span text:style-name="T49">NewRange</text:span></text:span><text:span text:style-name="Source_20_Text"><text:span text:style-name="T51">)</text:span></text:span><text:span text:style-name="Source_20_Text"><text:span text:style-name="T50"> </text:span></text:span><text:span text:style-name="Source_20_Text"><text:span text:style-name="T51">/</text:span></text:span><text:span text:style-name="Source_20_Text"><text:span text:style-name="T50"> </text:span></text:span><text:span text:style-name="Source_20_Text"><text:span text:style-name="T49">OldRange</text:span></text:span><text:span text:style-name="Source_20_Text"><text:span text:style-name="T51">)</text:span></text:span><text:span text:style-name="Source_20_Text"><text:span text:style-name="T50"> </text:span></text:span><text:span text:style-name="Source_20_Text"><text:span text:style-name="T51">+</text:span></text:span><text:span text:style-name="Source_20_Text"><text:span text:style-name="T50"> </text:span></text:span><text:span text:style-name="Source_20_Text"><text:span text:style-name="T49">NewMin</text:span></text:span></text:p>
      <text:p text:style-name="P30"/>
      <text:p text:style-name="P31">OldRange = 999999</text:p>
      <text:p text:style-name="P31">NewRange = 9</text:p>
      <text:p text:style-name="P31">New value = 104512-1)*9/999999)+1</text:p>
      <text:p text:style-name="P31"/>
      <text:p text:style-name="P31"/>
      <text:p text:style-name="P31"/>
      <text:p text:style-name="P31"/>
      <text:p text:style-name="P31">-----------------------------------------------------------------------------------------------------------</text:p>
      <text:p text:style-name="P34">RONALDO</text:p>
      <text:p text:style-name="P34"/>
      <text:p text:style-name="P32">comments to follower:</text:p>
      <text:p text:style-name="P32"><text:tab/>old min:<text:span text:style-name="T53">0</text:span></text:p>
      <text:p text:style-name="P32"><text:tab/>old max:<text:span text:style-name="T53"># of foll</text:span><text:span text:style-name="T56">o</text:span><text:span text:style-name="T53">wer </text:span><text:span text:style-name="T56">(233m)</text:span></text:p>
      <text:p text:style-name="P32"><text:tab/>New min:<text:span text:style-name="T53">0</text:span></text:p>
      <text:p text:style-name="P32"><text:tab/>New max:<text:span text:style-name="T53">5</text:span></text:p>
      <text:p text:style-name="P34"><text:tab/>Old value:<text:span text:style-name="T54">54381</text:span></text:p>
      <text:p text:style-name="P89"><text:span text:style-name="T70">New value=(((54381-0)*5)/233m)+0 </text:span><text:span text:style-name="T59">=&gt; </text:span><text:span text:style-name="T78">0.001167 * 4965 =5.79</text:span></text:p>
      <text:p text:style-name="P39"/>
      <text:p text:style-name="P36">likes to follower:<text:tab/></text:p>
      <text:p text:style-name="P35"><text:tab/><text:span text:style-name="T52">old min:</text:span>0</text:p>
      <text:p text:style-name="P33"><text:tab/>old max:<text:span text:style-name="T53"># of foll</text:span><text:span text:style-name="T56">o</text:span><text:span text:style-name="T53">wer </text:span><text:span text:style-name="T56">(233m)</text:span></text:p>
      <text:p text:style-name="P33"><text:tab/>New min:<text:span text:style-name="T53">0</text:span></text:p>
      <text:p text:style-name="P33"><text:tab/>New max:<text:span text:style-name="T55">4</text:span></text:p>
      <text:p text:style-name="P37"><text:span text:style-name="T53"><text:tab/>Old value:</text:span><text:span text:style-name="T55">7M</text:span></text:p>
      <text:p text:style-name="P89"><text:span text:style-name="T70">New value=(((7M-0)*4)/233m)+0 </text:span><text:span text:style-name="T59">=&gt; </text:span><text:span text:style-name="T60">0.12 * </text:span><text:span text:style-name="T77">32</text:span><text:span text:style-name="T62"> = </text:span><text:span text:style-name="T77">3.84</text:span></text:p>
      <text:p text:style-name="P37"/>
      <text:p text:style-name="P38">comments to likes:<text:tab/></text:p>
      <text:p text:style-name="P35"><text:tab/><text:span text:style-name="T52">old min:</text:span>0</text:p>
      <text:p text:style-name="P33"><text:tab/>old max:<text:span text:style-name="T53"># of </text:span><text:span text:style-name="T55">likes </text:span><text:span text:style-name="T57">(7m)</text:span></text:p>
      <text:p text:style-name="P33"><text:tab/>New min:<text:span text:style-name="T53">0</text:span></text:p>
      <text:p text:style-name="P33"><text:tab/>New max:<text:span text:style-name="T55">1</text:span></text:p>
      <text:p text:style-name="P35"><text:tab/>Old value:<text:span text:style-name="T55"># of comments </text:span><text:span text:style-name="T57">(54381)</text:span></text:p>
      <text:p text:style-name="P39">New value=(((54381-0)*1)/<text:span text:style-name="T58">7m)+0 </text:span><text:span text:style-name="T60">=&gt; </text:span><text:span text:style-name="T61">0.0078 * </text:span><text:span text:style-name="T77">3</text:span><text:span text:style-name="T62"> = </text:span><text:span text:style-name="T77">0.02</text:span></text:p>
      <text:p text:style-name="P39"/>
      <text:p text:style-name="P90"><text:span text:style-name="T71">SCORE: </text:span><text:span text:style-name="T75">10</text:span></text:p>
      <text:p text:style-name="P39">-----------------------------------------------------------------------------------------------------------</text:p>
      <text:p text:style-name="P35"/>
      <text:p text:style-name="P43">NASA:</text:p>
      <text:p text:style-name="P51">comments to follower:</text:p>
      <text:p text:style-name="P44"><text:tab/><text:span text:style-name="T52">old min:</text:span><text:span text:style-name="T53">0</text:span></text:p>
      <text:p text:style-name="P64"><text:tab/>old max:<text:span text:style-name="T53"># of foll</text:span><text:span text:style-name="T56">o</text:span><text:span text:style-name="T53">wer </text:span><text:span text:style-name="T56">(</text:span><text:span text:style-name="T64">59.8</text:span><text:span text:style-name="T56">m)</text:span></text:p>
      <text:p text:style-name="P64"><text:tab/>New min:<text:span text:style-name="T53">0</text:span></text:p>
      <text:p text:style-name="P64"><text:tab/>New max:<text:span text:style-name="T53">5</text:span></text:p>
      <text:p text:style-name="P57"><text:tab/>Old value:<text:span text:style-name="T64">4090</text:span></text:p>
      <text:p text:style-name="P50"><text:span text:style-name="T63">(((</text:span><text:span text:style-name="T65">4090-0)*5)/59800000</text:span><text:span text:style-name="T66">)+0 </text:span><text:span text:style-name="T67">= </text:span><text:span text:style-name="T79">1.697</text:span></text:p>
      <text:p text:style-name="P50"/>
      <text:p text:style-name="P50"/>
      <text:p text:style-name="P50"/>
      <text:p text:style-name="P50"/>
      <text:p text:style-name="P50"><text:soft-page-break/></text:p>
      <text:p text:style-name="P71">likes to follower:<text:tab/></text:p>
      <text:p text:style-name="P58"><text:tab/><text:span text:style-name="T52">old min:</text:span>0</text:p>
      <text:p text:style-name="P65"><text:tab/>old max:<text:span text:style-name="T53"># of foll</text:span><text:span text:style-name="T56">o</text:span><text:span text:style-name="T53">wer </text:span><text:span text:style-name="T56">(</text:span><text:span text:style-name="T68">59.8</text:span><text:span text:style-name="T56">m)</text:span></text:p>
      <text:p text:style-name="P65"><text:tab/>New min:<text:span text:style-name="T53">0</text:span></text:p>
      <text:p text:style-name="P65"><text:tab/>New max:<text:span text:style-name="T55">4</text:span></text:p>
      <text:p text:style-name="P83"><text:span text:style-name="T53"><text:tab/>Old value:</text:span><text:span text:style-name="T68">922826</text:span></text:p>
      <text:p text:style-name="P83"><text:span text:style-name="T70">New value=(((</text:span><text:span text:style-name="T69">922826</text:span><text:span text:style-name="T70">-0)*4)/</text:span><text:span text:style-name="T69">59.8</text:span><text:span text:style-name="T70">m)+0 </text:span><text:span text:style-name="T59">=&gt;</text:span><text:span text:style-name="T79">1.97</text:span></text:p>
      <text:p text:style-name="P83"/>
      <text:p text:style-name="P77">comments to likes:<text:tab/></text:p>
      <text:p text:style-name="P58"><text:tab/><text:span text:style-name="T52">old min:</text:span>0</text:p>
      <text:p text:style-name="P65"><text:tab/>old max:<text:span text:style-name="T53"># of </text:span><text:span text:style-name="T55">likes </text:span><text:span text:style-name="T57">(</text:span><text:span text:style-name="T69">922826</text:span><text:span text:style-name="T57">)</text:span></text:p>
      <text:p text:style-name="P65"><text:tab/>New min:<text:span text:style-name="T53">0</text:span></text:p>
      <text:p text:style-name="P65"><text:tab/>New max:<text:span text:style-name="T55">1</text:span></text:p>
      <text:p text:style-name="P58"><text:tab/>Old value:<text:span text:style-name="T55"># of comments </text:span><text:span text:style-name="T57">(</text:span><text:span text:style-name="T69">4090</text:span><text:span text:style-name="T57">)</text:span></text:p>
      <text:p text:style-name="P83"><text:span text:style-name="T70">New value=(((</text:span><text:span text:style-name="T69">4090</text:span><text:span text:style-name="T70">-0)*1)/</text:span><text:span text:style-name="T69">922826</text:span><text:span text:style-name="T58">)+0 </text:span><text:span text:style-name="T60">=&gt; </text:span><text:span text:style-name="T79">0.013</text:span></text:p>
      <text:p text:style-name="P83"/>
      <text:p text:style-name="P84">SCORE: <text:span text:style-name="T72"><text:s/></text:span><text:span text:style-name="T79">4</text:span><text:span text:style-name="T73">(final)</text:span></text:p>
      <text:p text:style-name="P31">---------------------------------------------------------------------------------------------------------------</text:p>
      <text:p text:style-name="P88"/>
      <text:p text:style-name="P86"/>
      <text:p text:style-name="P87"/>
      <text:p text:style-name="P91">------------------------------------------------------------------------------------------</text:p>
      <text:p text:style-name="P91"/>
      <text:p text:style-name="P91">tom cruise:</text:p>
      <text:p text:style-name="P92">4M follower</text:p>
      <text:p text:style-name="P92">350306 likes</text:p>
      <text:p text:style-name="P92">6950 comments</text:p>
      <text:p text:style-name="P92"/>
      <text:p text:style-name="P52">comments to follower:</text:p>
      <text:p text:style-name="P45"><text:tab/><text:span text:style-name="T52">old min:</text:span><text:span text:style-name="T53">0</text:span></text:p>
      <text:p text:style-name="P97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76">4000000</text:span><text:span text:style-name="T56">)</text:span></text:p>
      <text:p text:style-name="P66"><text:tab/>New min:<text:span text:style-name="T53">0</text:span></text:p>
      <text:p text:style-name="P66"><text:tab/>New max:<text:span text:style-name="T53">5</text:span></text:p>
      <text:p text:style-name="P97"><text:span text:style-name="T53"><text:tab/>Old value:</text:span><text:span text:style-name="T76">6950</text:span></text:p>
      <text:p text:style-name="P97"><text:span text:style-name="T63">(((</text:span><text:span text:style-name="T76">6950</text:span><text:span text:style-name="T65">-0)*5)/</text:span><text:span text:style-name="T76">4000000</text:span><text:span text:style-name="T66">)+0 </text:span><text:span text:style-name="T67">= </text:span><text:span text:style-name="T79">43.4</text:span></text:p>
      <text:p text:style-name="P52"/>
      <text:p text:style-name="P72">likes to follower:<text:tab/></text:p>
      <text:p text:style-name="P59"><text:tab/><text:span text:style-name="T52">old min:</text:span>0</text:p>
      <text:p text:style-name="P97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76">4000000</text:span><text:span text:style-name="T56">)</text:span></text:p>
      <text:p text:style-name="P66"><text:tab/>New min:<text:span text:style-name="T53">0</text:span></text:p>
      <text:p text:style-name="P66"><text:tab/>New max:<text:span text:style-name="T55">4</text:span></text:p>
      <text:p text:style-name="P97"><text:span text:style-name="T53"><text:tab/>Old value:</text:span><text:span text:style-name="T76">350306</text:span></text:p>
      <text:p text:style-name="P97"><text:span text:style-name="T70">New value=(((</text:span><text:span text:style-name="T76">350306</text:span><text:span text:style-name="T70">-0)*4)/</text:span><text:span text:style-name="T76">40</text:span><text:span text:style-name="T74">00</text:span><text:span text:style-name="T76">000</text:span><text:span text:style-name="T70">)+0 </text:span><text:span text:style-name="T59">=</text:span><text:span text:style-name="T79">11.</text:span></text:p>
      <text:p text:style-name="P97"/>
      <text:p text:style-name="P78">comments to likes:<text:tab/></text:p>
      <text:p text:style-name="P59"><text:tab/><text:span text:style-name="T52">old min:</text:span>0</text:p>
      <text:p text:style-name="P66"><text:tab/>old max:<text:span text:style-name="T53"># of </text:span><text:span text:style-name="T55">likes </text:span><text:span text:style-name="T57">(</text:span><text:span text:style-name="T76">6950</text:span><text:span text:style-name="T57">)</text:span></text:p>
      <text:p text:style-name="P66"><text:tab/>New min:<text:span text:style-name="T53">0</text:span></text:p>
      <text:p text:style-name="P66"><text:tab/>New max:<text:span text:style-name="T55">1</text:span></text:p>
      <text:p text:style-name="P97"><text:span text:style-name="T53"><text:tab/>Old value:</text:span><text:span text:style-name="T55"># of comments </text:span><text:span text:style-name="T57">(</text:span><text:span text:style-name="T76">350306</text:span><text:span text:style-name="T57">)</text:span></text:p>
      <text:p text:style-name="P92"><text:span text:style-name="T70">New value=(((</text:span>6950-0<text:span text:style-name="T70">)*1)/</text:span>350306<text:span text:style-name="T58">)+0 </text:span><text:span text:style-name="T60">=&gt; </text:span><text:span text:style-name="T79">0.05</text:span></text:p>
      <text:p text:style-name="P92"><text:soft-page-break/></text:p>
      <text:p text:style-name="P98">score: 54</text:p>
      <text:p text:style-name="P98"/>
      <text:p text:style-name="P98">---------------------------------------------------------------------------------------------</text:p>
      <text:p text:style-name="P103">shah rukh khan:</text:p>
      <text:p text:style-name="P103"/>
      <text:p text:style-name="P104">22M follower</text:p>
      <text:p text:style-name="P105">1200474 likes</text:p>
      <text:p text:style-name="P106">15483 comments</text:p>
      <text:p text:style-name="P106"/>
      <text:p text:style-name="P53">comments to follower:</text:p>
      <text:p text:style-name="P46"><text:tab/><text:span text:style-name="T52">old min:</text:span><text:span text:style-name="T53">0</text:span></text:p>
      <text:p text:style-name="P107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80">22</text:span><text:span text:style-name="T76">000000</text:span><text:span text:style-name="T56">)</text:span></text:p>
      <text:p text:style-name="P67"><text:tab/>New min:<text:span text:style-name="T53">0</text:span></text:p>
      <text:p text:style-name="P67"><text:tab/>New max:<text:span text:style-name="T53">5</text:span></text:p>
      <text:p text:style-name="P107"><text:span text:style-name="T53"><text:tab/>Old value:</text:span><text:span text:style-name="T80">15483</text:span></text:p>
      <text:p text:style-name="P107"><text:span text:style-name="T63">(((</text:span><text:span text:style-name="T80">15483</text:span><text:span text:style-name="T65">-0)*5)/</text:span><text:span text:style-name="T80">22</text:span><text:span text:style-name="T76">000000</text:span><text:span text:style-name="T66">)+0 </text:span><text:span text:style-name="T67">= </text:span><text:span text:style-name="T80">17.5</text:span></text:p>
      <text:p text:style-name="P53"/>
      <text:p text:style-name="P73">likes to follower:<text:tab/></text:p>
      <text:p text:style-name="P60"><text:tab/><text:span text:style-name="T52">old min:</text:span>0</text:p>
      <text:p text:style-name="P107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81">22</text:span><text:span text:style-name="T76">000000</text:span><text:span text:style-name="T56">)</text:span></text:p>
      <text:p text:style-name="P67"><text:tab/>New min:<text:span text:style-name="T53">0</text:span></text:p>
      <text:p text:style-name="P67"><text:tab/>New max:<text:span text:style-name="T55">4</text:span></text:p>
      <text:p text:style-name="P107"><text:span text:style-name="T53"><text:tab/>Old value:</text:span><text:span text:style-name="T81">1200474</text:span></text:p>
      <text:p text:style-name="P107"><text:span text:style-name="T70">New value=(((</text:span><text:span text:style-name="T81">1200474</text:span><text:span text:style-name="T70">-0)*4)/</text:span><text:span text:style-name="T81">22</text:span><text:span text:style-name="T76">0</text:span><text:span text:style-name="T74">00</text:span><text:span text:style-name="T76">000</text:span><text:span text:style-name="T70">)+0 </text:span><text:span text:style-name="T59">=</text:span><text:span text:style-name="T81">6.98</text:span></text:p>
      <text:p text:style-name="P107"/>
      <text:p text:style-name="P79">comments to likes:<text:tab/></text:p>
      <text:p text:style-name="P60"><text:tab/><text:span text:style-name="T52">old min:</text:span>0</text:p>
      <text:p text:style-name="P67"><text:tab/>old max:<text:span text:style-name="T53"># of </text:span><text:span text:style-name="T55">likes </text:span><text:span text:style-name="T57">(</text:span><text:span text:style-name="T82">1200474</text:span><text:span text:style-name="T57">)</text:span></text:p>
      <text:p text:style-name="P67"><text:tab/>New min:<text:span text:style-name="T53">0</text:span></text:p>
      <text:p text:style-name="P67"><text:tab/>New max:<text:span text:style-name="T55">1</text:span></text:p>
      <text:p text:style-name="P107"><text:span text:style-name="T53"><text:tab/>Old value:</text:span><text:span text:style-name="T55"># of comments </text:span><text:span text:style-name="T57">(</text:span><text:span text:style-name="T82">15483</text:span><text:span text:style-name="T57">)</text:span></text:p>
      <text:p text:style-name="P107"><text:span text:style-name="T70">New value=(((</text:span><text:span text:style-name="T82">15483</text:span><text:span text:style-name="T76">-0</text:span><text:span text:style-name="T70">)*1)/</text:span><text:span text:style-name="T82">1200474</text:span><text:span text:style-name="T58">)+0 </text:span><text:span text:style-name="T60">=&gt; </text:span><text:span text:style-name="T82">0.03</text:span></text:p>
      <text:p text:style-name="P93"/>
      <text:p text:style-name="P99">score: <text:span text:style-name="T83">24</text:span></text:p>
      <text:p text:style-name="P99">----------------------------------------------------------------------------------------------------------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8"><text:soft-page-break/>shruti hasan</text:p>
      <text:p text:style-name="P108"/>
      <text:p text:style-name="P109">14M follower</text:p>
      <text:p text:style-name="P110">142889 likes</text:p>
      <text:p text:style-name="P111">596 comments</text:p>
      <text:p text:style-name="P111"/>
      <text:p text:style-name="P54">comments to follower:</text:p>
      <text:p text:style-name="P47"><text:tab/><text:span text:style-name="T52">old min:</text:span><text:span text:style-name="T53">0</text:span></text:p>
      <text:p text:style-name="P112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84">14000000</text:span><text:span text:style-name="T56">)</text:span></text:p>
      <text:p text:style-name="P68"><text:tab/>New min:<text:span text:style-name="T53">0</text:span></text:p>
      <text:p text:style-name="P68"><text:tab/>New max:<text:span text:style-name="T53">5</text:span></text:p>
      <text:p text:style-name="P112"><text:span text:style-name="T53"><text:tab/>Old value:</text:span><text:span text:style-name="T84">596</text:span></text:p>
      <text:p text:style-name="P112"><text:span text:style-name="T63">(((</text:span><text:span text:style-name="T84">596</text:span><text:span text:style-name="T65">-0)*5)/</text:span><text:span text:style-name="T84">14000000</text:span><text:span text:style-name="T66">)+0 </text:span><text:span text:style-name="T67">= </text:span><text:span text:style-name="T85">1.06</text:span></text:p>
      <text:p text:style-name="P54"/>
      <text:p text:style-name="P74">likes to follower:<text:tab/></text:p>
      <text:p text:style-name="P61"><text:tab/><text:span text:style-name="T52">old min:</text:span>0</text:p>
      <text:p text:style-name="P112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84">14</text:span><text:span text:style-name="T76">000000</text:span><text:span text:style-name="T56">)</text:span></text:p>
      <text:p text:style-name="P68"><text:tab/>New min:<text:span text:style-name="T53">0</text:span></text:p>
      <text:p text:style-name="P68"><text:tab/>New max:<text:span text:style-name="T55">4</text:span></text:p>
      <text:p text:style-name="P112"><text:span text:style-name="T53"><text:tab/>Old value:</text:span><text:span text:style-name="T84">142889</text:span></text:p>
      <text:p text:style-name="P112"><text:span text:style-name="T70">New value=(((</text:span><text:span text:style-name="T84">142889</text:span><text:span text:style-name="T70">-0)*4)/</text:span><text:span text:style-name="T84">14</text:span><text:span text:style-name="T76">0</text:span><text:span text:style-name="T74">00</text:span><text:span text:style-name="T76">000</text:span><text:span text:style-name="T70">)+0 </text:span><text:span text:style-name="T59">=</text:span><text:span text:style-name="T86">1.3</text:span></text:p>
      <text:p text:style-name="P112"/>
      <text:p text:style-name="P80">comments to likes:<text:tab/></text:p>
      <text:p text:style-name="P61"><text:tab/><text:span text:style-name="T52">old min:</text:span>0</text:p>
      <text:p text:style-name="P68"><text:tab/>old max:<text:span text:style-name="T53"># of </text:span><text:span text:style-name="T55">likes </text:span><text:span text:style-name="T57">(</text:span><text:span text:style-name="T84">142889</text:span><text:span text:style-name="T57">)</text:span></text:p>
      <text:p text:style-name="P68"><text:tab/>New min:<text:span text:style-name="T53">0</text:span></text:p>
      <text:p text:style-name="P68"><text:tab/>New max:<text:span text:style-name="T55">1</text:span></text:p>
      <text:p text:style-name="P112"><text:span text:style-name="T53"><text:tab/>Old value:</text:span><text:span text:style-name="T55"># of comments </text:span><text:span text:style-name="T57">(</text:span><text:span text:style-name="T84">596</text:span><text:span text:style-name="T57">)</text:span></text:p>
      <text:p text:style-name="P112"><text:span text:style-name="T70">New value=(((</text:span><text:span text:style-name="T84">596</text:span><text:span text:style-name="T76">-0</text:span><text:span text:style-name="T70">)*1)/</text:span><text:span text:style-name="T84">142889</text:span><text:span text:style-name="T58">)+0 </text:span><text:span text:style-name="T60">=&gt; </text:span><text:span text:style-name="T87">0.01</text:span></text:p>
      <text:p text:style-name="P94"/>
      <text:p text:style-name="P100">score: <text:span text:style-name="T88">2.4</text:span></text:p>
      <text:p text:style-name="P100"/>
      <text:p text:style-name="P100">-------------------------------------------------------------------------------------------------------------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virat kohli</text:p>
      <text:p text:style-name="P114">70M follower</text:p>
      <text:p text:style-name="P115">2373197 likes</text:p>
      <text:p text:style-name="P116">14941 comments</text:p>
      <text:p text:style-name="P116"/>
      <text:p text:style-name="P55">comments to follower:</text:p>
      <text:p text:style-name="P48"><text:tab/><text:span text:style-name="T52">old min:</text:span><text:span text:style-name="T53">0</text:span></text:p>
      <text:p text:style-name="P117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89">70</text:span><text:span text:style-name="T84">000000</text:span><text:span text:style-name="T56">)</text:span></text:p>
      <text:p text:style-name="P69"><text:tab/>New min:<text:span text:style-name="T53">0</text:span></text:p>
      <text:p text:style-name="P69"><text:tab/>New max:<text:span text:style-name="T53">5</text:span></text:p>
      <text:p text:style-name="P117"><text:span text:style-name="T53"><text:tab/>Old value:</text:span><text:span text:style-name="T89">14941</text:span></text:p>
      <text:p text:style-name="P117"><text:span text:style-name="T63">(((</text:span><text:span text:style-name="T89">14941</text:span><text:span text:style-name="T65">-0)*5)/</text:span><text:span text:style-name="T89">70</text:span><text:span text:style-name="T84">000000</text:span><text:span text:style-name="T66">)+0 </text:span><text:span text:style-name="T67">= </text:span><text:span text:style-name="T89">5.3</text:span></text:p>
      <text:p text:style-name="P55"/>
      <text:p text:style-name="P75">likes to follower:<text:tab/></text:p>
      <text:p text:style-name="P62"><text:tab/><text:span text:style-name="T52">old min:</text:span>0</text:p>
      <text:p text:style-name="P117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89">70</text:span><text:span text:style-name="T76">000000</text:span><text:span text:style-name="T56">)</text:span></text:p>
      <text:p text:style-name="P69"><text:tab/>New min:<text:span text:style-name="T53">0</text:span></text:p>
      <text:p text:style-name="P69"><text:tab/>New max:<text:span text:style-name="T55">4</text:span></text:p>
      <text:p text:style-name="P117"><text:span text:style-name="T53"><text:tab/>Old value:</text:span><text:span text:style-name="T89">2373197</text:span></text:p>
      <text:p text:style-name="P117"><text:span text:style-name="T70">New value=(((</text:span><text:span text:style-name="T89">2373197</text:span><text:span text:style-name="T70">-0)*4)/</text:span><text:span text:style-name="T89">70</text:span><text:span text:style-name="T76">0</text:span><text:span text:style-name="T74">00</text:span><text:span text:style-name="T76">000</text:span><text:span text:style-name="T70">)+0 </text:span><text:span text:style-name="T59">=</text:span><text:span text:style-name="T90">4.33</text:span></text:p>
      <text:p text:style-name="P117"/>
      <text:p text:style-name="P81">comments to likes:<text:tab/></text:p>
      <text:p text:style-name="P62"><text:tab/><text:span text:style-name="T52">old min:</text:span>0</text:p>
      <text:p text:style-name="P69"><text:tab/>old max:<text:span text:style-name="T53"># of </text:span><text:span text:style-name="T55">likes </text:span><text:span text:style-name="T57">(</text:span><text:span text:style-name="T89">2373197</text:span><text:span text:style-name="T57">)</text:span></text:p>
      <text:p text:style-name="P69"><text:tab/>New min:<text:span text:style-name="T53">0</text:span></text:p>
      <text:p text:style-name="P69"><text:tab/>New max:<text:span text:style-name="T55">1</text:span></text:p>
      <text:p text:style-name="P117"><text:span text:style-name="T53"><text:tab/>Old value:</text:span><text:span text:style-name="T55"># of comments </text:span><text:span text:style-name="T57">(</text:span><text:span text:style-name="T89">14941</text:span><text:span text:style-name="T57">)</text:span></text:p>
      <text:p text:style-name="P117"><text:span text:style-name="T70">New value=(((</text:span><text:span text:style-name="T89">14941</text:span><text:span text:style-name="T76">-0</text:span><text:span text:style-name="T70">)*1)/</text:span><text:span text:style-name="T89">2373197</text:span><text:span text:style-name="T58">)+0 </text:span><text:span text:style-name="T60">=&gt; </text:span><text:span text:style-name="T91">0.01</text:span></text:p>
      <text:p text:style-name="P95"/>
      <text:p text:style-name="P101">score: <text:span text:style-name="T92">10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2"><text:soft-page-break/>shahid afridi</text:p>
      <text:p text:style-name="P122">2M <text:span text:style-name="T97">follower</text:span></text:p>
      <text:p text:style-name="P123">63256 likes</text:p>
      <text:p text:style-name="P124">1146 comments</text:p>
      <text:p text:style-name="P124"/>
      <text:p text:style-name="P56">comments to follower:</text:p>
      <text:p text:style-name="P49"><text:tab/><text:span text:style-name="T52">old min:</text:span><text:span text:style-name="T53">0</text:span></text:p>
      <text:p text:style-name="P125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98">2000000</text:span><text:span text:style-name="T56">)</text:span></text:p>
      <text:p text:style-name="P70"><text:tab/>New min:<text:span text:style-name="T53">0</text:span></text:p>
      <text:p text:style-name="P70"><text:tab/>New max:<text:span text:style-name="T53">5</text:span></text:p>
      <text:p text:style-name="P125"><text:span text:style-name="T53"><text:tab/>Old value:</text:span><text:span text:style-name="T98">1146</text:span></text:p>
      <text:p text:style-name="P125"><text:span text:style-name="T63">(((</text:span><text:span text:style-name="T89">1</text:span><text:span text:style-name="T98">146</text:span><text:span text:style-name="T65">-0)*5)/</text:span><text:span text:style-name="T98">2000000</text:span><text:span text:style-name="T66">)+0 </text:span><text:span text:style-name="T67">= </text:span><text:span text:style-name="T98">14.2</text:span></text:p>
      <text:p text:style-name="P56"/>
      <text:p text:style-name="P76">likes to follower:<text:tab/></text:p>
      <text:p text:style-name="P63"><text:tab/><text:span text:style-name="T52">old min:</text:span>0</text:p>
      <text:p text:style-name="P125"><text:span text:style-name="T52"><text:tab/>old max:</text:span><text:span text:style-name="T53"># of foll</text:span><text:span text:style-name="T56">o</text:span><text:span text:style-name="T53">wer </text:span><text:span text:style-name="T56">(</text:span><text:span text:style-name="T98">2</text:span><text:span text:style-name="T76">000000</text:span><text:span text:style-name="T56">)</text:span></text:p>
      <text:p text:style-name="P70"><text:tab/>New min:<text:span text:style-name="T53">0</text:span></text:p>
      <text:p text:style-name="P70"><text:tab/>New max:<text:span text:style-name="T55">4</text:span></text:p>
      <text:p text:style-name="P125"><text:span text:style-name="T53"><text:tab/>Old value:</text:span><text:span text:style-name="T98">63256</text:span></text:p>
      <text:p text:style-name="P125"><text:span text:style-name="T70">New value=(((</text:span><text:span text:style-name="T98">63256</text:span><text:span text:style-name="T70">-0)*4)/</text:span><text:span text:style-name="T98">2000000</text:span><text:span text:style-name="T70">)+0 </text:span><text:span text:style-name="T59">=</text:span><text:span text:style-name="T98">4.05</text:span></text:p>
      <text:p text:style-name="P125"/>
      <text:p text:style-name="P82">comments to likes:<text:tab/></text:p>
      <text:p text:style-name="P63"><text:tab/><text:span text:style-name="T52">old min:</text:span>0</text:p>
      <text:p text:style-name="P125"><text:span text:style-name="T52"><text:tab/>old max:</text:span><text:span text:style-name="T53"># of </text:span><text:span text:style-name="T55">likes </text:span><text:span text:style-name="T57">(</text:span><text:span text:style-name="T98">63256</text:span><text:span text:style-name="T57">)</text:span></text:p>
      <text:p text:style-name="P70"><text:tab/>New min:<text:span text:style-name="T53">0</text:span></text:p>
      <text:p text:style-name="P70"><text:tab/>New max:<text:span text:style-name="T55">1</text:span></text:p>
      <text:p text:style-name="P125"><text:span text:style-name="T53"><text:tab/>Old value:</text:span><text:span text:style-name="T55"># of comments </text:span><text:span text:style-name="T57">(</text:span><text:span text:style-name="T98">1146</text:span><text:span text:style-name="T57">)</text:span></text:p>
      <text:p text:style-name="P125"><text:span text:style-name="T70">New value=(((</text:span><text:span text:style-name="T89">1</text:span><text:span text:style-name="T98">146</text:span><text:span text:style-name="T76">-0</text:span><text:span text:style-name="T70">)*1)/</text:span><text:span text:style-name="T98">63256</text:span><text:span text:style-name="T58">)+0 </text:span><text:span text:style-name="T60">=&gt; </text:span><text:span text:style-name="T98">0.05</text:span></text:p>
      <text:p text:style-name="P96"/>
      <text:p text:style-name="P102">score: <text:span text:style-name="T92">1</text:span><text:span text:style-name="T99">8</text:span></text:p>
      <text:p text:style-name="P122"/>
      <text:p text:style-name="P101"/>
      <text:p text:style-name="P119"><text:span text:style-name="T93">1=</text:span><text:span text:style-name="T95">less than 2</text:span></text:p>
      <text:p text:style-name="P118">2=2</text:p>
      <text:p text:style-name="P118">3=3-4</text:p>
      <text:p text:style-name="P118">4=5-6</text:p>
      <text:p text:style-name="P118">5=7-9</text:p>
      <text:p text:style-name="P118">6=10-<text:span text:style-name="T94">15</text:span></text:p>
      <text:p text:style-name="P119"><text:span text:style-name="T93">7=</text:span><text:span text:style-name="T94">16</text:span><text:span text:style-name="T93">-</text:span><text:span text:style-name="T95">25</text:span></text:p>
      <text:p text:style-name="P118">8=<text:span text:style-name="T95">26</text:span>-<text:span text:style-name="T95">40</text:span></text:p>
      <text:p text:style-name="P120">9=<text:span text:style-name="T95">4</text:span>1-<text:span text:style-name="T95">60</text:span></text:p>
      <text:p text:style-name="P121">10= <text:span text:style-name="T96">greater than 60</text:span></text:p>
      <text:p text:style-name="P1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21:18:27.512417802</meta:creation-date>
    <dc:date>2020-08-02T15:32:32.426973922</dc:date>
    <meta:editing-duration>PT6H41M54S</meta:editing-duration>
    <meta:editing-cycles>214</meta:editing-cycles>
    <meta:generator>LibreOffice/6.4.2.2$Linux_X86_64 LibreOffice_project/40$Build-2</meta:generator>
    <meta:document-statistic meta:table-count="0" meta:image-count="0" meta:object-count="0" meta:page-count="8" meta:paragraph-count="262" meta:word-count="712" meta:character-count="5862" meta:non-whitespace-character-count="5221"/>
  </office:meta>
</office:document-meta>
</file>